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−</math:mo>
      <math:mi>b</math:mi>
    </math:mrow>
    <math:annotation math:encoding="StarMath 5.0">a - b 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Oswaldo Hernandez</meta:initial-creator>
    <meta:creation-date>2010-08-13T11:58:33</meta:creation-date>
    <meta:generator>OpenOffice.org/3.1$Unix OpenOffice.org_project/310m19$Build-9420</meta:generator>
  </office:meta>
</office:document-meta>
</file>